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200%" fo:text-align="justify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353cm" fo:margin-bottom="0cm" fo:line-height="2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333f4f" style:text-line-through-style="none" style:text-line-through-type="none" style:text-position="0% 100%" style:font-name="Calibri Light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03864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333f4f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2f5597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44a9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2f5597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Calibri1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333f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38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f55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206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30.442cm" svg:height="6.036cm" svg:x="2.172cm" svg:y="1.62cm" presentation:class="title" presentation:user-transformed="true">
          <draw:text-box>
            <text:p text:style-name="P1"><text:span text:style-name="T1">UNICEF Data About The</text:span><text:span text:style-name="T1"><text:line-break/></text:span><text:span text:style-name="T1">Education and Literacy Across Globe</text:span></text:p>
          </draw:text-box>
        </draw:frame>
        <draw:frame draw:name="Subtitle 2" presentation:style-name="pr2" draw:text-style-name="P4" draw:layer="layout" svg:width="11.433cm" svg:height="4.598cm" svg:x="20.967cm" svg:y="10.602cm" presentation:class="subtitle" presentation:user-transformed="true">
          <draw:text-box>
            <text:p text:style-name="P3"><text:span text:style-name="T2">- </text:span><text:span text:style-name="T2">VARUN KASHYAP</text:span></text:p>
            <text:p text:style-name="P3"><text:span text:style-name="T2">- </text:span><text:span text:style-name="T2">SANDEEP BABGO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Mini-Project Layers:" draw:style-name="dp1" draw:master-page-name="Title_20_and_20_Content" presentation:presentation-page-layout-name="AL2T11">
        <draw:frame draw:name="Title 1" presentation:style-name="pr4" draw:text-style-name="P7" draw:layer="layout" svg:width="29.209cm" svg:height="2.245cm" svg:x="2.328cm" svg:y="1.693cm" presentation:class="title" presentation:user-transformed="true">
          <draw:text-box>
            <text:p text:style-name="P6"><text:span text:style-name="T3">The Mini-Project Layers</text:span></text:p>
          </draw:text-box>
        </draw:frame>
        <draw:frame draw:name="Content Placeholder 2" presentation:style-name="pr5" draw:text-style-name="P9" draw:layer="layout" svg:width="29.209cm" svg:height="12.086cm" svg:x="2.328cm" svg:y="5.513cm" presentation:class="outline" presentation:user-transformed="true">
          <draw:text-box>
            <text:list text:style-name="L4">
              <text:list-item>
                <text:p text:style-name="P8"><text:span text:style-name="T4">Data Processing </text:span></text:p>
              </text:list-item>
              <text:list-item>
                <text:p text:style-name="P8"><text:span text:style-name="T4">Data Analysing</text:span></text:p>
              </text:list-item>
              <text:list-item>
                <text:p text:style-name="P8"><text:span text:style-name="T4">Algorithms, Statistical Methods</text:span></text:p>
              </text:list-item>
              <text:list-item>
                <text:p text:style-name="P8"><text:span text:style-name="T4">Visualiz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RRENT STATUS: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">CURRENT STATUS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p text:style-name="P10"><text:span text:style-name="T4"><text:s/></text:span><text:span text:style-name="T6">Data Collections </text:span></text:p>
            <text:p text:style-name="P10"><text:span text:style-name="T4"/></text:p>
            <text:list text:style-name="L4">
              <text:list-item>
                <text:p text:style-name="P11"><text:span text:style-name="T4">Data Source : <text:s/>UNICEF GLOBAL DATABASES</text:span></text:p>
              </text:list-item>
              <text:list-item>
                <text:p text:style-name="P11"><text:span text:style-name="T4">Data sets collected from </text:span><text:span text:style-name="T7"><text:a xlink:href="http://data.unicef.org/education/overview.html" xlink:type="simple">http://data.unicef.org/education/overview.html</text:a>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OLS: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OOLS: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2"><text:span text:style-name="T4">Python</text:span></text:p>
              </text:list-item>
              <text:list-item>
                <text:p text:style-name="P12"><text:span text:style-name="T4">Matplotlib</text:span></text:p>
              </text:list-item>
              <text:list-item>
                <text:p text:style-name="P12"><text:span text:style-name="T4">D3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 WORK: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9">FUTURE WORK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8"><text:span text:style-name="T4">Data Processing </text:span></text:p>
              </text:list-item>
              <text:list-item>
                <text:p text:style-name="P8"><text:span text:style-name="T4">Data Analysing</text:span></text:p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9" draw:layer="layout" svg:width="18.727cm" svg:height="5.088cm" svg:x="7.569cm" svg:y="8.605cm" presentation:class="outline" presentation:user-transformed="true">
          <draw:text-box>
            <text:p text:style-name="P14"><text:span text:style-name="T10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2-16">16/02/17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2-16">16/02/17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ICEF data about the education and literacy across globe</dc:title>
    <meta:initial-creator>Deepak Umesh</meta:initial-creator>
    <meta:editing-cycles>13</meta:editing-cycles>
    <meta:creation-date>2017-02-14T09:50:12</meta:creation-date>
    <dc:date>2017-02-16T23:31:22.048183011</dc:date>
    <meta:editing-duration>PT13H49M41S</meta:editing-duration>
    <meta:generator>LibreOffice/5.2.2.2$Linux_X86_64 LibreOffice_project/20m0$Build-2</meta:generator>
    <meta:document-statistic meta:object-count="5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